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3.0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calcext:value-type="string">
            <text:p>Rows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TimeNoIndex</text:p>
          </table:table-cell>
          <table:table-cell office:value-type="string" calcext:value-type="string">
            <text:p>TimeWithInde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00001165" calcext:value-type="float">
            <text:p>0.000001165</text:p>
          </table:table-cell>
          <table:table-cell office:value-type="float" office:value="0.000001279" calcext:value-type="float">
            <text:p>0.000001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00000207" calcext:value-type="float">
            <text:p>0.00000207</text:p>
          </table:table-cell>
          <table:table-cell office:value-type="float" office:value="0.000001459" calcext:value-type="float">
            <text:p>0.0000014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000003162" calcext:value-type="float">
            <text:p>0.000003162</text:p>
          </table:table-cell>
          <table:table-cell office:value-type="float" office:value="0.000001933" calcext:value-type="float">
            <text:p>0.0000019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000003927" calcext:value-type="float">
            <text:p>0.000003927</text:p>
          </table:table-cell>
          <table:table-cell office:value-type="float" office:value="0.000002005" calcext:value-type="float">
            <text:p>0.000002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004785" calcext:value-type="float">
            <text:p>0.000004785</text:p>
          </table:table-cell>
          <table:table-cell office:value-type="float" office:value="0.000001496" calcext:value-type="float">
            <text:p>0.0000014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04121" calcext:value-type="float">
            <text:p>0.000004121</text:p>
          </table:table-cell>
          <table:table-cell office:value-type="float" office:value="0.000001124" calcext:value-type="float">
            <text:p>0.0000011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00000472" calcext:value-type="float">
            <text:p>0.00000472</text:p>
          </table:table-cell>
          <table:table-cell office:value-type="float" office:value="0.000001157" calcext:value-type="float">
            <text:p>0.0000011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000005537" calcext:value-type="float">
            <text:p>0.000005537</text:p>
          </table:table-cell>
          <table:table-cell office:value-type="float" office:value="0.000001422" calcext:value-type="float">
            <text:p>0.0000014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000006068" calcext:value-type="float">
            <text:p>0.000006068</text:p>
          </table:table-cell>
          <table:table-cell office:value-type="float" office:value="0.000001299" calcext:value-type="float">
            <text:p>0.000001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00882" calcext:value-type="float">
            <text:p>0.00000882</text:p>
          </table:table-cell>
          <table:table-cell office:value-type="float" office:value="0.000002081" calcext:value-type="float">
            <text:p>0.0000020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00001371" calcext:value-type="float">
            <text:p>0.00001371</text:p>
          </table:table-cell>
          <table:table-cell office:value-type="float" office:value="0.000002089" calcext:value-type="float">
            <text:p>0.0000020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00020143" calcext:value-type="float">
            <text:p>0.000020143</text:p>
          </table:table-cell>
          <table:table-cell office:value-type="float" office:value="0.000002553" calcext:value-type="float">
            <text:p>0.0000025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0.000026852" calcext:value-type="float">
            <text:p>0.000026852</text:p>
          </table:table-cell>
          <table:table-cell office:value-type="float" office:value="0.000002623" calcext:value-type="float">
            <text:p>0.0000026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0044754" calcext:value-type="float">
            <text:p>0.000044754</text:p>
          </table:table-cell>
          <table:table-cell office:value-type="float" office:value="0.000005323" calcext:value-type="float">
            <text:p>0.0000053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0.000050664" calcext:value-type="float">
            <text:p>0.000050664</text:p>
          </table:table-cell>
          <table:table-cell office:value-type="float" office:value="0.000006208" calcext:value-type="float">
            <text:p>0.0000062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0.000058419" calcext:value-type="float">
            <text:p>0.000058419</text:p>
          </table:table-cell>
          <table:table-cell office:value-type="float" office:value="0.000006628" calcext:value-type="float">
            <text:p>0.0000066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0.00006135" calcext:value-type="float">
            <text:p>0.00006135</text:p>
          </table:table-cell>
          <table:table-cell office:value-type="float" office:value="0.000007542" calcext:value-type="float">
            <text:p>0.0000075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000069341" calcext:value-type="float">
            <text:p>0.000069341</text:p>
          </table:table-cell>
          <table:table-cell office:value-type="float" office:value="0.000006837" calcext:value-type="float">
            <text:p>0.0000068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00076542" calcext:value-type="float">
            <text:p>0.000076542</text:p>
          </table:table-cell>
          <table:table-cell office:value-type="float" office:value="0.000007201" calcext:value-type="float">
            <text:p>0.0000072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00148043" calcext:value-type="float">
            <text:p>0.000148043</text:p>
          </table:table-cell>
          <table:table-cell office:value-type="float" office:value="0.000012512" calcext:value-type="float">
            <text:p>0.0000125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0.000213477" calcext:value-type="float">
            <text:p>0.000213477</text:p>
          </table:table-cell>
          <table:table-cell office:value-type="float" office:value="0.000018061" calcext:value-type="float">
            <text:p>0.00001806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0.000287698" calcext:value-type="float">
            <text:p>0.000287698</text:p>
          </table:table-cell>
          <table:table-cell office:value-type="float" office:value="0.000021471" calcext:value-type="float">
            <text:p>0.00002147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378669" calcext:value-type="float">
            <text:p>0.000378669</text:p>
          </table:table-cell>
          <table:table-cell office:value-type="float" office:value="0.000032954" calcext:value-type="float">
            <text:p>0.0000329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0.000428275" calcext:value-type="float">
            <text:p>0.000428275</text:p>
          </table:table-cell>
          <table:table-cell office:value-type="float" office:value="0.000034071" calcext:value-type="float">
            <text:p>0.00003407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0.000497605" calcext:value-type="float">
            <text:p>0.000497605</text:p>
          </table:table-cell>
          <table:table-cell office:value-type="float" office:value="0.00003645" calcext:value-type="float">
            <text:p>0.0000364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0.000539266" calcext:value-type="float">
            <text:p>0.000539266</text:p>
          </table:table-cell>
          <table:table-cell office:value-type="float" office:value="0.000045863" calcext:value-type="float">
            <text:p>0.00004586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office:value-type="float" office:value="0.000623955" calcext:value-type="float">
            <text:p>0.000623955</text:p>
          </table:table-cell>
          <table:table-cell office:value-type="float" office:value="0.000048473" calcext:value-type="float">
            <text:p>0.0000484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00719934" calcext:value-type="float">
            <text:p>0.000719934</text:p>
          </table:table-cell>
          <table:table-cell office:value-type="float" office:value="0.000052263" calcext:value-type="float">
            <text:p>0.000052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812" calcext:value-type="float">
            <text:p>0.000000812</text:p>
          </table:table-cell>
          <table:table-cell office:value-type="float" office:value="0.000001028" calcext:value-type="float">
            <text:p>0.000001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1466" calcext:value-type="float">
            <text:p>0.000001466</text:p>
          </table:table-cell>
          <table:table-cell office:value-type="float" office:value="0.000000934" calcext:value-type="float">
            <text:p>0.0000009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327" calcext:value-type="float">
            <text:p>0.000002327</text:p>
          </table:table-cell>
          <table:table-cell office:value-type="float" office:value="0.000001039" calcext:value-type="float">
            <text:p>0.000001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2911" calcext:value-type="float">
            <text:p>0.000002911</text:p>
          </table:table-cell>
          <table:table-cell office:value-type="float" office:value="0.000001031" calcext:value-type="float">
            <text:p>0.0000010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34" calcext:value-type="float">
            <text:p>0.0000034</text:p>
          </table:table-cell>
          <table:table-cell office:value-type="float" office:value="0.000000881" calcext:value-type="float">
            <text:p>0.0000008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234" calcext:value-type="float">
            <text:p>0.000004234</text:p>
          </table:table-cell>
          <table:table-cell office:value-type="float" office:value="0.000000919" calcext:value-type="float">
            <text:p>0.0000009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4809" calcext:value-type="float">
            <text:p>0.000004809</text:p>
          </table:table-cell>
          <table:table-cell office:value-type="float" office:value="0.000001094" calcext:value-type="float">
            <text:p>0.0000010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5978" calcext:value-type="float">
            <text:p>0.000005978</text:p>
          </table:table-cell>
          <table:table-cell office:value-type="float" office:value="0.000001469" calcext:value-type="float">
            <text:p>0.0000014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.000006232" calcext:value-type="float">
            <text:p>0.000006232</text:p>
          </table:table-cell>
          <table:table-cell office:value-type="float" office:value="0.000001205" calcext:value-type="float">
            <text:p>0.00000120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000006878" calcext:value-type="float">
            <text:p>0.000006878</text:p>
          </table:table-cell>
          <table:table-cell office:value-type="float" office:value="0.000001294" calcext:value-type="float">
            <text:p>0.0000012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14407" calcext:value-type="float">
            <text:p>0.000014407</text:p>
          </table:table-cell>
          <table:table-cell office:value-type="float" office:value="0.000001316" calcext:value-type="float">
            <text:p>0.0000013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21077" calcext:value-type="float">
            <text:p>0.000021077</text:p>
          </table:table-cell>
          <table:table-cell office:value-type="float" office:value="0.000001714" calcext:value-type="float">
            <text:p>0.0000017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27938" calcext:value-type="float">
            <text:p>0.000027938</text:p>
          </table:table-cell>
          <table:table-cell office:value-type="float" office:value="0.000002108" calcext:value-type="float">
            <text:p>0.0000021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35721" calcext:value-type="float">
            <text:p>0.000035721</text:p>
          </table:table-cell>
          <table:table-cell office:value-type="float" office:value="0.000001886" calcext:value-type="float">
            <text:p>0.0000018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43505" calcext:value-type="float">
            <text:p>0.000043505</text:p>
          </table:table-cell>
          <table:table-cell office:value-type="float" office:value="0.000002398" calcext:value-type="float">
            <text:p>0.0000023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48766" calcext:value-type="float">
            <text:p>0.000048766</text:p>
          </table:table-cell>
          <table:table-cell office:value-type="float" office:value="0.000001612" calcext:value-type="float">
            <text:p>0.0000016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55396" calcext:value-type="float">
            <text:p>0.000055396</text:p>
          </table:table-cell>
          <table:table-cell office:value-type="float" office:value="0.000002452" calcext:value-type="float">
            <text:p>0.0000024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63284" calcext:value-type="float">
            <text:p>0.000063284</text:p>
          </table:table-cell>
          <table:table-cell office:value-type="float" office:value="0.000002676" calcext:value-type="float">
            <text:p>0.0000026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055741" calcext:value-type="float">
            <text:p>0.000055741</text:p>
          </table:table-cell>
          <table:table-cell office:value-type="float" office:value="0.000001463" calcext:value-type="float">
            <text:p>0.0000014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138121" calcext:value-type="float">
            <text:p>0.000138121</text:p>
          </table:table-cell>
          <table:table-cell office:value-type="float" office:value="0.000003371" calcext:value-type="float">
            <text:p>0.0000033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200809" calcext:value-type="float">
            <text:p>0.000200809</text:p>
          </table:table-cell>
          <table:table-cell office:value-type="float" office:value="0.000004184" calcext:value-type="float">
            <text:p>0.0000041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276429" calcext:value-type="float">
            <text:p>0.000276429</text:p>
          </table:table-cell>
          <table:table-cell office:value-type="float" office:value="0.000004203" calcext:value-type="float">
            <text:p>0.00000420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334195" calcext:value-type="float">
            <text:p>0.000334195</text:p>
          </table:table-cell>
          <table:table-cell office:value-type="float" office:value="0.000004263" calcext:value-type="float">
            <text:p>0.00000426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420316" calcext:value-type="float">
            <text:p>0.000420316</text:p>
          </table:table-cell>
          <table:table-cell office:value-type="float" office:value="0.000006018" calcext:value-type="float">
            <text:p>0.00000601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48496" calcext:value-type="float">
            <text:p>0.00048496</text:p>
          </table:table-cell>
          <table:table-cell office:value-type="float" office:value="0.000006158" calcext:value-type="float">
            <text:p>0.00000615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53935" calcext:value-type="float">
            <text:p>0.00053935</text:p>
          </table:table-cell>
          <table:table-cell office:value-type="float" office:value="0.000006747" calcext:value-type="float">
            <text:p>0.00000674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604699" calcext:value-type="float">
            <text:p>0.000604699</text:p>
          </table:table-cell>
          <table:table-cell office:value-type="float" office:value="0.000007499" calcext:value-type="float">
            <text:p>0.0000074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00684245" calcext:value-type="float">
            <text:p>0.000684245</text:p>
          </table:table-cell>
          <table:table-cell office:value-type="float" office:value="0.000007849" calcext:value-type="float">
            <text:p>0.0000078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966" calcext:value-type="float">
            <text:p>0.000000966</text:p>
          </table:table-cell>
          <table:table-cell office:value-type="float" office:value="0.000000804" calcext:value-type="float">
            <text:p>0.0000008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1457" calcext:value-type="float">
            <text:p>0.000001457</text:p>
          </table:table-cell>
          <table:table-cell office:value-type="float" office:value="0.000000969" calcext:value-type="float">
            <text:p>0.0000009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216" calcext:value-type="float">
            <text:p>0.000002216</text:p>
          </table:table-cell>
          <table:table-cell office:value-type="float" office:value="0.000001082" calcext:value-type="float">
            <text:p>0.0000010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1983" calcext:value-type="float">
            <text:p>0.000001983</text:p>
          </table:table-cell>
          <table:table-cell office:value-type="float" office:value="0.000001098" calcext:value-type="float">
            <text:p>0.000001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3716" calcext:value-type="float">
            <text:p>0.000003716</text:p>
          </table:table-cell>
          <table:table-cell office:value-type="float" office:value="0.000001268" calcext:value-type="float">
            <text:p>0.0000012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685" calcext:value-type="float">
            <text:p>0.000002685</text:p>
          </table:table-cell>
          <table:table-cell office:value-type="float" office:value="0.00000091" calcext:value-type="float">
            <text:p>0.000000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484" calcext:value-type="float">
            <text:p>0.00000484</text:p>
          </table:table-cell>
          <table:table-cell office:value-type="float" office:value="0.000000844" calcext:value-type="float">
            <text:p>0.0000008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91" calcext:value-type="float">
            <text:p>0.000006491</text:p>
          </table:table-cell>
          <table:table-cell office:value-type="float" office:value="0.000001255" calcext:value-type="float">
            <text:p>0.0000012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52" calcext:value-type="float">
            <text:p>0.000006252</text:p>
          </table:table-cell>
          <table:table-cell office:value-type="float" office:value="0.000001033" calcext:value-type="float">
            <text:p>0.0000010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899" calcext:value-type="float">
            <text:p>0.000006899</text:p>
          </table:table-cell>
          <table:table-cell office:value-type="float" office:value="0.000001138" calcext:value-type="float">
            <text:p>0.000001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595" calcext:value-type="float">
            <text:p>0.000013595</text:p>
          </table:table-cell>
          <table:table-cell office:value-type="float" office:value="0.000001502" calcext:value-type="float">
            <text:p>0.0000015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599" calcext:value-type="float">
            <text:p>0.000014599</text:p>
          </table:table-cell>
          <table:table-cell office:value-type="float" office:value="0.000001239" calcext:value-type="float">
            <text:p>0.0000012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644" calcext:value-type="float">
            <text:p>0.000017644</text:p>
          </table:table-cell>
          <table:table-cell office:value-type="float" office:value="0.000001572" calcext:value-type="float">
            <text:p>0.0000015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64" calcext:value-type="float">
            <text:p>0.00003564</text:p>
          </table:table-cell>
          <table:table-cell office:value-type="float" office:value="0.000001301" calcext:value-type="float">
            <text:p>0.0000013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898" calcext:value-type="float">
            <text:p>0.000042898</text:p>
          </table:table-cell>
          <table:table-cell office:value-type="float" office:value="0.0000014" calcext:value-type="float">
            <text:p>0.00000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9" calcext:value-type="float">
            <text:p>0.0000489</text:p>
          </table:table-cell>
          <table:table-cell office:value-type="float" office:value="0.000001638" calcext:value-type="float">
            <text:p>0.0000016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6024" calcext:value-type="float">
            <text:p>0.000056024</text:p>
          </table:table-cell>
          <table:table-cell office:value-type="float" office:value="0.000001586" calcext:value-type="float">
            <text:p>0.0000015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991" calcext:value-type="float">
            <text:p>0.000036991</text:p>
          </table:table-cell>
          <table:table-cell office:value-type="float" office:value="0.00000149" calcext:value-type="float">
            <text:p>0.0000014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000046494" calcext:value-type="float">
            <text:p>0.000046494</text:p>
          </table:table-cell>
          <table:table-cell office:value-type="float" office:value="0.000001218" calcext:value-type="float">
            <text:p>0.0000012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235" calcext:value-type="float">
            <text:p>0.000135235</text:p>
          </table:table-cell>
          <table:table-cell office:value-type="float" office:value="0.000002095" calcext:value-type="float">
            <text:p>0.0000020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98" calcext:value-type="float">
            <text:p>0.00018798</text:p>
          </table:table-cell>
          <table:table-cell office:value-type="float" office:value="0.000001965" calcext:value-type="float">
            <text:p>0.0000019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822" calcext:value-type="float">
            <text:p>0.000198822</text:p>
          </table:table-cell>
          <table:table-cell office:value-type="float" office:value="0.000002276" calcext:value-type="float">
            <text:p>0.0000022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9528" calcext:value-type="float">
            <text:p>0.000329528</text:p>
          </table:table-cell>
          <table:table-cell office:value-type="float" office:value="0.000002179" calcext:value-type="float">
            <text:p>0.00000217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034" calcext:value-type="float">
            <text:p>0.00028034</text:p>
          </table:table-cell>
          <table:table-cell office:value-type="float" office:value="0.000002886" calcext:value-type="float">
            <text:p>0.0000028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80282" calcext:value-type="float">
            <text:p>0.000480282</text:p>
          </table:table-cell>
          <table:table-cell office:value-type="float" office:value="0.000002673" calcext:value-type="float">
            <text:p>0.00000267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5547" calcext:value-type="float">
            <text:p>0.00045547</text:p>
          </table:table-cell>
          <table:table-cell office:value-type="float" office:value="0.000001977" calcext:value-type="float">
            <text:p>0.00000197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10431" calcext:value-type="float">
            <text:p>0.000610431</text:p>
          </table:table-cell>
          <table:table-cell office:value-type="float" office:value="0.000002937" calcext:value-type="float">
            <text:p>0.00000293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60418" calcext:value-type="float">
            <text:p>0.000660418</text:p>
          </table:table-cell>
          <table:table-cell office:value-type="float" office:value="0.0000033" calcext:value-type="float">
            <text:p>0.0000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0:06:54.372442198</meta:creation-date>
    <dc:date>2025-05-27T10:10:25.301100377</dc:date>
    <meta:editing-duration>PT3M32S</meta:editing-duration>
    <meta:editing-cycles>1</meta:editing-cycles>
    <meta:document-statistic meta:table-count="1" meta:cell-count="340" meta:object-count="0"/>
    <meta:generator>LibreOffice/24.2.7.2$Linux_X86_64 LibreOffice_project/420$Build-2</meta:generator>
  </office:meta>
</office:document-meta>
</file>